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Emanuel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0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5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Minneapolis/</text:p>
      <text:p text:style-name="P3">Sept. 10th 1893/</text:p>
      <text:p text:style-name="P2">My dear Mr. Morais./</text:p>
      <text:p text:style-name="P2"><text:tab/>Enclosed is the will/ with the eighth item changed. <text:s/>I think/ it will meet your approval. <text:s/>If it does/ not, I will gladly change it again./</text:p>
      <text:p text:style-name="P2"><text:tab/>In executing the paper, please observe/ the following suggestions:-/</text:p>
      <text:p text:style-name="P2">1. Fill the blank for the date./</text:p>
      <text:p text:style-name="P2">2. Sign at the bottom of each page <text:span text:style-name="T2">your full name</text:span><text:span text:style-name="T3">. <text:s/>This/ is better mode of execution and involves/ only the writing of your name at the end/ of each page as indicated in pencil./</text:span></text:p>
      <text:p text:style-name="P2"><text:span text:style-name="T3"/></text:p>
      <text:p text:style-name="P2"><text:span text:style-name="T3">[Page 2]</text:span></text:p>
      <text:p text:style-name="P2"><text:span text:style-name="T3">3. Sign </text:span><text:span text:style-name="T2">your full name</text:span><text:span text:style-name="T3"> at the bottom/ of the will opposite the seal as/ indicated in pencil./</text:span></text:p>
      <text:p text:style-name="P2"><text:span text:style-name="T3">4. Let the signing be in presence of two/ witnesses./</text:span></text:p>
      <text:p text:style-name="P2"><text:soft-page-break/><text:span text:style-name="T3">5. Let the two witnesses sign as indicated/ in pencil./</text:span></text:p>
      <text:p text:style-name="P2"><text:span text:style-name="T3">I am very sorry to hear that you are/ not as fully recovered as we anticipated,/ but I think that with care (and such/ care as as[sic!] I am sure you will give)/ you will soon feel the benefits of/ your vacation. <text:s/>The danger is in trying/</text:span></text:p>
      <text:p text:style-name="P2"><text:span text:style-name="T3"/></text:p>
      <text:p text:style-name="P2"><text:span text:style-name="T3">[Page 3]</text:span></text:p>
      <text:p text:style-name="P2"><text:span text:style-name="T3">to do too much. <text:s/>Nina is getting along fairly/ well, much better than I expected. <text:s/>The last few days/ have been rather trying, but with colder winds from/ the north, I expect a marked improvement./ <text:s/>We all send you our best wishes for the New Year,/ with the hope that you will have many happy/ returns./ <text:s/>Yours/ Emanuel Cohen/</text:span></text:p>
      <text:p text:style-name="P2"><text:span text:style-name="T3"/></text:p>
      <text:p text:style-name="P2"><text:span text:style-name="T3">[Page 4]</text:span></text:p>
      <text:p text:style-name="P2"><text:span text:style-name="T3">I was deeply moved, my beloved/ Father by your enclosure/ should I have the unspeak-/able anguish of surviving/ you, I will see; as far as lies/ in my power, that your/ wishes are fulfilled./ <text:s/>I think it would be best for you to/ destroy all your papers, except/ those that you </text:span><text:span text:style-name="T2">desire</text:span><text:span text:style-name="T3"> to/ have published. <text:s/>I am sure/ that there is no one to whom/ you could leave such work/ of revision as you desire--</text:span><text:span text:style-name="T2">I</text:span><text:span text:style-name="T3">/ could only make </text:span><text:span text:style-name="T2">verbal</text:span><text:span text:style-name="T3">/ corrections--and Henry's judg/ment would probably be very/ antagonistic to your own./</text:span></text:p>
      <text:p text:style-name="P2"><text:span text:style-name="T3">It is my constant prayer, my/ most loved Father, that you/ may live to see many happy/ years./</text:span></text:p>
      <text:p text:style-name="P2"><text:span text:style-name="T3"/></text:p>
      <text:p text:style-name="P2"><text:span text:style-name="T3">[Page 5]</text:span></text:p>
      <text:p text:style-name="P2"><text:span text:style-name="T3">Coh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3:48:50.16</meta:creation-date>
    <meta:document-statistic meta:table-count="0" meta:image-count="0" meta:object-count="0" meta:page-count="3" meta:paragraph-count="80" meta:word-count="514" meta:character-count="3156"/>
    <dc:date>2011-12-15T13:57:23.20</dc:date>
    <dc:creator>Penn Libraries</dc:creator>
    <meta:editing-duration>PT00H08M33S</meta:editing-duration>
    <meta:editing-cycles>1</meta:editing-cycles>
    <meta:generator>OpenOffice.org/3.2$Win32 OpenOffice.org_project/320m12$Build-9483</meta:generator>
  </office:meta>
</office:document-meta>
</file>